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7b3ca" draw:textarea-horizontal-align="justify" draw:textarea-vertical-align="middle" draw:auto-grow-height="false" fo:min-height="2.329cm" fo:min-width="4.322cm"/>
      <style:paragraph-properties style:writing-mode="lr-tb"/>
    </style:style>
    <style:style style:name="gr2" style:family="graphic" style:parent-style-name="standard">
      <style:graphic-properties draw:fill-color="#780373" draw:textarea-horizontal-align="justify" draw:textarea-vertical-align="middle" draw:auto-grow-height="false" fo:min-height="2.33cm" fo:min-width="1.91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6.75cm"/>
    </style:style>
    <style:style style:name="gr4" style:family="graphic" style:parent-style-name="standard">
      <style:graphic-properties draw:textarea-horizontal-align="justify" draw:textarea-vertical-align="middle" draw:auto-grow-height="false" fo:min-height="1.814cm" fo:min-width="4.0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72cm" fo:min-width="3.8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3.103cm" fo:min-width="4.081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standard">
      <style:graphic-properties draw:fill-color="#ffbf00" draw:textarea-horizontal-align="justify" draw:textarea-vertical-align="middle" draw:auto-grow-height="false" fo:min-height="1.21cm" fo:min-width="2.741cm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1.21cm" fo:min-width="3.251cm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4.909cm" fo:min-width="4.321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7b3ca"/>
      <style:paragraph-properties fo:text-align="center"/>
    </style:style>
    <style:style style:name="P3" style:family="paragraph">
      <loext:graphic-properties draw:fill-color="#78037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2cm" svg:height="2.579cm" svg:x="15.228cm" svg:y="9.572cm">
          <text:p text:style-name="P1">Body Mass in biped theropod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1cm" svg:height="2.58cm" svg:x="3.869cm" svg:y="9.612cm">
          <text:p text:style-name="P1">Femur length/circumfere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85cm" svg:height="0.258cm" svg:x="7.002cm" svg:y="10.6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58cm" svg:height="2.064cm" svg:x="2.905cm" svg:y="5.742cm">
          <text:p text:style-name="P1">Individual mutation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074cm" svg:y1="7.806cm" svg:x2="5.074cm" svg:y2="9.354cm">
          <text:p/>
        </draw:line>
        <draw:custom-shape draw:style-name="gr6" draw:text-style-name="P1" draw:layer="layout" svg:width="4.34cm" svg:height="2.322cm" svg:x="11.341cm" svg:y="5.742cm">
          <text:p text:style-name="P1">Genetic variability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101cm" svg:y1="6.774cm" svg:x2="7.726cm" svg:y2="6.774cm">
          <text:p/>
        </draw:line>
        <draw:line draw:style-name="gr8" draw:text-style-name="P4" draw:layer="layout" svg:x1="11.101cm" svg:y1="6.774cm" svg:x2="6.52cm" svg:y2="9.612cm">
          <text:p/>
        </draw:line>
        <draw:custom-shape draw:style-name="gr9" draw:text-style-name="P5" draw:layer="layout" svg:width="4.581cm" svg:height="3.353cm" svg:x="2.904cm" svg:y="14.772cm">
          <text:p text:style-name="P5"><text:span text:style-name="T1">No independence because of common ancestry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074cm" svg:y1="14.771cm" svg:x2="5.074cm" svg:y2="12.449cm">
          <text:p/>
        </draw:line>
        <draw:custom-shape draw:style-name="gr11" draw:text-style-name="P6" draw:layer="layout" svg:width="4.581cm" svg:height="2.064cm" svg:x="6.52cm" svg:y="2.905cm">
          <text:p text:style-name="P5"><text:span text:style-name="T1">1) Assume no vari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8.931cm" svg:y1="4.969cm" svg:x2="8.931cm" svg:y2="6.517cm">
          <text:p/>
        </draw:line>
        <draw:custom-shape draw:style-name="gr13" draw:text-style-name="P6" draw:layer="layout" svg:width="5.303cm" svg:height="2.064cm" svg:x="5.556cm" svg:y="12.449cm">
          <text:p text:style-name="P5"><text:span text:style-name="T1">2) Assume independence, bcs litera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6.038cm" svg:y1="13.481cm" svg:x2="5.074cm" svg:y2="13.481cm">
          <text:p/>
        </draw:line>
        <draw:custom-shape draw:style-name="gr15" draw:text-style-name="P6" draw:layer="layout" svg:width="4.821cm" svg:height="5.159cm" svg:x="15.287cm" svg:y="13.303cm">
          <text:p text:style-name="P5"><text:span text:style-name="T1">Fit models</text:span></text:p>
          <text:p text:style-name="P5"><text:span text:style-name="T1">Linear regression</text:span></text:p>
          <text:p text:style-name="P5"><text:span text:style-name="T1">Spline regression</text:span></text:p>
          <text:p text:style-name="P5"><text:span text:style-name="T1">Polynomial second degree</text:span></text:p>
          <text:p text:style-name="P5"><text:span text:style-name="T1">Richardson extrapolation</text:span></text:p>
          <text:p text:style-name="P5"><text:span text:style-name="T1">Croosvalid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.821cm" svg:height="5.159cm" svg:x="15.287cm" svg:y="19.097cm">
          <text:p text:style-name="P5"><text:span text:style-name="T1">Control:</text:span></text:p>
          <text:p text:style-name="P5"><text:span text:style-name="T1"/></text:p>
          <text:p text:style-name="P5"><text:span text:style-name="T1">Set to test my model and quantify how good is my model with MSE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112cm" svg:y1="10.842cm" svg:x2="12.112cm" svg:y2="21.955cm">
          <text:p/>
        </draw:line>
        <draw:line draw:style-name="gr17" draw:text-style-name="P4" draw:layer="layout" svg:x1="12.112cm" svg:y1="15.287cm" svg:x2="14.97cm" svg:y2="15.287cm">
          <text:p/>
        </draw:line>
        <draw:line draw:style-name="gr18" draw:text-style-name="P4" draw:layer="layout" svg:x1="12.112cm" svg:y1="21.637cm" svg:x2="14.97cm" svg:y2="21.6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1:26:08.972212577</meta:creation-date>
    <dc:date>2023-11-14T12:02:14.367653284</dc:date>
    <meta:editing-duration>PT36M5S</meta:editing-duration>
    <meta:editing-cycles>2</meta:editing-cycles>
    <meta:generator>LibreOffice/7.3.7.2$Linux_X86_64 LibreOffice_project/30$Build-2</meta:generator>
    <meta:document-statistic meta:object-count="19"/>
  </office:meta>
</office:document-meta>
</file>